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类别<text:tab/>描述<text:tab/> <text:s text:c="11"/>属性<text:tab/> <text:s text:c="12"/>方法名称</text:p>
      <text:p text:style-name="Standard">字形<text:tab/>字体类型<text:tab/>'font_name'<text:tab/>set_font_name()</text:p>
      <text:p text:style-name="Standard"><text:s/><text:tab/>字体大小<text:tab/>'font_size'<text:tab/>set_font_size()</text:p>
      <text:p text:style-name="Standard"><text:s/><text:tab/>字体颜色<text:tab/>'font_color'<text:tab/>set_font_color()</text:p>
      <text:p text:style-name="Standard"><text:s/><text:tab/><text:span text:style-name="T1">粗体<text:tab/></text:span><text:tab/>'bold'<text:tab/><text:tab/>set_bold()</text:p>
      <text:p text:style-name="Standard"><text:s/><text:tab/>斜体<text:tab/><text:tab/>'italic'<text:tab/>s<text:tab/>et_italic()</text:p>
      <text:p text:style-name="Standard"><text:s/><text:tab/>强调<text:tab/><text:tab/>'underline'<text:tab/>set_underline()</text:p>
      <text:p text:style-name="Standard"><text:s/><text:tab/>三振出局<text:tab/>'font_strikeout'<text:tab/>set_font_strikeout()</text:p>
      <text:p text:style-name="Standard"><text:s/><text:tab/>标/下标<text:tab/>'font_script'<text:tab/><text:tab/>set_font_script()</text:p>
      <text:p text:style-name="Standard">数<text:tab/>数字格式<text:tab/>'num_format'<text:tab/>s<text:tab/>et_num_format()</text:p>
      <text:p text:style-name="Standard">保护<text:tab/>锁定细胞<text:tab/>'locked'<text:tab/>set_locked()</text:p>
      <text:p text:style-name="Standard"><text:s/><text:tab/>隐藏公式<text:tab/>'hidden'<text:tab/>set_hidden()</text:p>
      <text:p text:style-name="Standard">对准<text:tab/>水平对齐<text:tab/>'align'<text:tab/><text:tab/>set_align()</text:p>
      <text:p text:style-name="Standard"><text:s/><text:tab/>垂直对齐<text:tab/>'valign'<text:tab/><text:tab/>set_align()</text:p>
      <text:p text:style-name="Standard"><text:s/><text:tab/>回转<text:tab/><text:tab/>'rotation'<text:tab/>set_rotation()</text:p>
      <text:p text:style-name="Standard"><text:s/><text:tab/>文本换行<text:tab/>'text_wrap'<text:tab/>set_text_wrap()</text:p>
      <text:p text:style-name="Standard"><text:s/><text:tab/>阅读顺序<text:tab/>'reading_order'<text:tab/>set_reading_order()</text:p>
      <text:p text:style-name="Standard"><text:s/><text:tab/>证明最后<text:tab/>'text_justlast'<text:tab/><text:tab/>set_text_justlast()</text:p>
      <text:p text:style-name="Standard"><text:s/><text:tab/>中心对面<text:tab/>'center_across'<text:tab/><text:tab/>set_center_across()</text:p>
      <text:p text:style-name="Standard"><text:s/><text:tab/>缩进<text:tab/><text:tab/>'indent'<text:tab/><text:tab/>set_indent()</text:p>
      <text:p text:style-name="Standard"><text:s/><text:tab/>缩小以适合<text:tab/>'shrink'<text:tab/><text:tab/>set_shrink()</text:p>
      <text:p text:style-name="Standard">图案<text:tab/>细胞模式<text:tab/>'pattern'<text:tab/>set_pattern()</text:p>
      <text:p text:style-name="Standard"><text:s/><text:tab/>背景颜色<text:tab/>'bg_color'<text:tab/>set_bg_color()</text:p>
      <text:p text:style-name="Standard"><text:s/><text:tab/>前景色<text:tab/>'fg_color'<text:tab/>set_fg_color()</text:p>
      <text:p text:style-name="Standard">边界<text:tab/>细胞边界<text:tab/>'border'<text:tab/>set_border()</text:p>
      <text:p text:style-name="Standard"><text:s/><text:tab/>底部边界<text:tab/>'bottom'<text:tab/>set_bottom()</text:p>
      <text:p text:style-name="Standard"><text:s/><text:tab/>顶部边界<text:tab/>'top'<text:tab/><text:tab/>set_top()</text:p>
      <text:p text:style-name="Standard"><text:s/><text:tab/>左边界<text:tab/>'left'<text:tab/><text:tab/>set_left()</text:p>
      <text:p text:style-name="Standard"><text:s/><text:tab/>右边界<text:tab/>'right'<text:tab/><text:tab/>set_right()</text:p>
      <text:p text:style-name="Standard"><text:s/><text:tab/>边框颜色<text:tab/>'border_color'<text:tab/><text:tab/>set_border_color()</text:p>
      <text:p text:style-name="Standard"><text:s/><text:tab/>底色<text:tab/><text:tab/>'bottom_color'<text:tab/><text:tab/>set_bottom_color()</text:p>
      <text:p text:style-name="Standard"><text:s/><text:tab/>顶级颜色<text:tab/>'top_color'<text:tab/>set_top_color()</text:p>
      <text:p text:style-name="Standard"><text:s/><text:tab/>左边的颜色<text:tab/>'left_color'<text:tab/>set_left_color()</text:p>
      <text:p text:style-name="Standard"><text:s/><text:tab/>正确的颜色<text:tab/>'right_color'<text:tab/>set_right_colo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37S</meta:editing-duration>
    <meta:editing-cycles>3</meta:editing-cycles>
    <meta:generator>OpenOffice.org/3.2$Win32 OpenOffice.org_project/320m18$Build-9502</meta:generator>
    <dc:date>2019-03-18T16:29:14.52</dc:date>
    <meta:document-statistic meta:table-count="0" meta:image-count="0" meta:object-count="0" meta:page-count="1" meta:paragraph-count="34" meta:word-count="113" meta:character-count="1127"/>
    <dc:creator>昊 吴</dc:creator>
    <meta:user-defined meta:name="Info 1"/>
    <meta:user-defined meta:name="Info 2"/>
    <meta:user-defined meta:name="Info 3"/>
    <meta:user-defined meta:name="Info 4"/>
  </office:meta>
</office:document-meta>
</file>